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7.006cm" fo:margin-left="0cm" table:align="left"/>
    </style:style>
    <style:style style:name="表格1.A" style:family="table-column">
      <style:table-column-properties style:column-width="0.766cm"/>
    </style:style>
    <style:style style:name="表格1.B" style:family="table-column">
      <style:table-column-properties style:column-width="16.24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nsored! [TIMUS1158] [POJ1625] SOLUTION</text:p>
      <text:p text:style-name="Standard">Write by gestapolur</text:p>
      <text:p text:style-name="Standard">Origin:</text:p>
      <text:p text:style-name="Standard">ACM ICPC 2001. Northeastern European Region, Northern Subregion</text:p>
      <text:p text:style-name="Standard"/>
      <text:p text:style-name="Standard">题目大意</text:p>
      <text:p text:style-name="Standard"><text:tab/>给你一个有N(0&lt;N&lt;=50)个字母的字母表，和包含P(&lt;=10)个单词的字典。要求统计出所有的长度为M(0&lt;M&lt;=50)，且字典中单词不是其子串的所有字符串的数目。其中单词长度不会超过min(M,10)。</text:p>
      <text:p text:style-name="Standard">算法分析</text:p>
      <text:p text:style-name="Standard"><text:tab/>如果你已经知道何为自动机DP的话就可以直接跳到第段了。阅读本题解的前提条件是你已经知道什么是trie tree和 自动机了，否则建议先google下相关的基础概念。</text:p>
      <text:p text:style-name="Standard"><text:tab/>首先可以想到这个模型和多串匹配有关系，因为去构造所有的可行情况然后判断肯定会超时。于是接下来可以想到去构造一个多串匹配的自动机来生成所有的可行解。如何构造这样的自动机？回想AC自动机和tries的多串模式匹配，都是记录字典中出现的单词并且匹配之。那么现在要去利用这些信息来构造字典中没有出现的单词，就是要避免走到这些单词上去并且不重复地构造出所有可行的字符串。</text:p>
      <text:p text:style-name="Standard"><text:tab/>显然我们只要对每个单词的结束的结点进行标记，状态移动的时候禁止从之前的状态转移到这些单词结束的状态。举个例子，将{ab,abc,bcd}这三个单词。。。</text:p>
      <text:p text:style-name="Standard"><text:tab/>接下来考虑如何生成所有的可行的单词。</text:p>
      <text:p text:style-name="Standard"><text:tab/>很显然，如果当前在结点x上，那么如果从x转移到fail[x]的话，那么他们必然有一段共同走过的字符序列（至少包含根结点）。</text:p>
      <text:p text:style-name="Standard"><text:tab/>另外可以发现，这道题里有一些字符并没有出现在单词的首字母，这也就是说我们需要在trie的根节点上添加以该字符开头的孩子才能生成出该字符开头的单词。</text:p>
      <text:p text:style-name="Standard"><text:tab/>但是更进一步地考虑，我们不需要知道具体的字符串，而只要知道解的数目就可以，所以能否去用一种类似递推或者动态规划的形式来统计解的数目呢？</text:p>
      <text:p text:style-name="Standard">参考代码</text:p>
      <table:table table:name="表格1" table:style-name="表格1">
        <table:table-column table:style-name="表格1.A"/>
        <table:table-column table:style-name="表格1.B"/>
        <table:table-row>
          <table:table-cell table:style-name="表格1.A1" office:value-type="string">
            <text:p text:style-name="Table_20_Contents"/>
          </table:table-cell>
          <table:table-cell table:style-name="表格1.B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Condensed"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Condensed"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stapolur </meta:initial-creator>
    <meta:creation-date>2012-04-05T11:30:53</meta:creation-date>
    <dc:date>2012-04-10T02:11:15</dc:date>
    <dc:creator>gestapolur </dc:creator>
    <meta:editing-duration>P4DT14H40M23S</meta:editing-duration>
    <meta:editing-cycles>16</meta:editing-cycles>
    <meta:generator>LibreOffice/3.4$Linux LibreOffice_project/340m1$Build-402</meta:generator>
    <meta:document-statistic meta:table-count="1" meta:image-count="0" meta:object-count="0" meta:page-count="1" meta:paragraph-count="15" meta:word-count="188" meta:character-count="809" meta:non-whitespace-character-count="1007"/>
  </office:meta>
</office:document-meta>
</file>